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text-properties officeooo:paragraph-rsid="00466ada"/>
    </style:style>
    <style:style style:name="P2" style:family="paragraph" style:parent-style-name="Heading_20_3">
      <style:paragraph-properties fo:margin-top="0.199cm" fo:margin-bottom="0.101cm" loext:contextual-spacing="false"/>
      <style:text-properties officeooo:paragraph-rsid="00466ada"/>
    </style:style>
    <style:style style:name="P3" style:family="paragraph" style:parent-style-name="Text_20_body">
      <style:text-properties officeooo:rsid="00325325" officeooo:paragraph-rsid="00466ada"/>
    </style:style>
    <style:style style:name="P4" style:family="paragraph" style:parent-style-name="Heading_20_3">
      <style:text-properties officeooo:paragraph-rsid="004795ad"/>
    </style:style>
    <style:style style:name="P5" style:family="paragraph" style:parent-style-name="Heading_20_3">
      <style:paragraph-properties fo:margin-top="0.7cm" fo:margin-bottom="0.25cm" loext:contextual-spacing="false"/>
      <style:text-properties officeooo:paragraph-rsid="004795ad"/>
    </style:style>
    <style:style style:name="P6" style:family="paragraph" style:parent-style-name="Heading_20_1" style:master-page-name="Right_20_Page">
      <style:paragraph-properties style:page-number="auto"/>
      <style:text-properties officeooo:rsid="004795ad" officeooo:paragraph-rsid="004795ad"/>
    </style:style>
    <style:style style:name="P7" style:family="paragraph" style:parent-style-name="Heading_20_2">
      <style:text-properties officeooo:paragraph-rsid="004795ad"/>
    </style:style>
    <style:style style:name="P8" style:family="paragraph" style:parent-style-name="Text_20_body">
      <style:text-properties officeooo:rsid="002c975f" officeooo:paragraph-rsid="004795ad"/>
    </style:style>
    <style:style style:name="T1" style:family="text">
      <style:text-properties officeooo:rsid="00325325"/>
    </style:style>
    <style:style style:name="T2" style:family="text">
      <style:text-properties officeooo:rsid="002c975f"/>
    </style:style>
    <style:style style:name="T3" style:family="text">
      <style:text-properties officeooo:rsid="004795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ris</text:h>
      <text:p text:style-name="P7">(<text:span text:style-name="T3">Goo Goo Dolls</text:span>)</text:p>
      <text:p text:style-name="Heading_20_3">[INTRO]</text:p>
      <text:p text:style-name="P8">Am <text:s text:c="2"/>F</text:p>
      <text:p text:style-name="P4">[VERSE 1]</text:p>
      <text:p text:style-name="P8"><text:s text:c="8"/>C <text:s text:c="6"/>Dm <text:s text:c="8"/>F</text:p>
      <text:p text:style-name="P8">And I'd give up forever to touch you</text:p>
      <text:p text:style-name="P8"><text:s text:c="9"/>Am <text:s text:c="11"/>G <text:s text:c="10"/>F</text:p>
      <text:p text:style-name="P8">'Cause I know that you feel me somehow</text:p>
      <text:p text:style-name="P8"><text:s text:c="11"/>C <text:s text:c="9"/>Dm <text:s text:c="9"/>F</text:p>
      <text:p text:style-name="P8">You're the closest to heaven that I'll ever be</text:p>
      <text:p text:style-name="P8"><text:s text:c="6"/>Am <text:s text:c="11"/>G <text:s text:c="12"/>F</text:p>
      <text:p text:style-name="P8">And I don't want to go home right now</text:p>
      <text:p text:style-name="P4">[VERSE 2]</text:p>
      <text:p text:style-name="P8"><text:s text:c="4"/>C <text:s text:c="8"/>Dm <text:s text:c="11"/>F</text:p>
      <text:p text:style-name="P8">And all I can taste is this moment</text:p>
      <text:p text:style-name="P8"><text:s text:c="4"/>Am <text:s text:c="7"/>G <text:s text:c="14"/>F</text:p>
      <text:p text:style-name="P8">And all I can breathe is your life</text:p>
      <text:p text:style-name="P8"><text:s text:c="4"/>C <text:s text:c="8"/>Dm <text:s text:c="8"/>F</text:p>
      <text:p text:style-name="P8">And sooner or later it's over</text:p>
      <text:p text:style-name="P8"><text:s text:c="7"/>Am <text:s text:c="11"/>G <text:s text:c="7"/>F</text:p>
      <text:p text:style-name="P8">I just don't want to miss you tonight</text:p>
      <text:p text:style-name="P4">[CHORUS]</text:p>
      <text:p text:style-name="P8"><text:s text:c="6"/>Am <text:s text:c="12"/>G <text:s text:c="7"/>F</text:p>
      <text:p text:style-name="P8">And I don't want the world to see me</text:p>
      <text:p text:style-name="P8"><text:s text:c="9"/>Am <text:s text:c="14"/>G <text:s text:c="5"/>F</text:p>
      <text:p text:style-name="P8">'Cause I don't think that they'd understand</text:p>
      <text:p text:style-name="P8"><text:s text:c="5"/>Am <text:s text:c="10"/>G <text:s text:c="9"/>F</text:p>
      <text:p text:style-name="P8">When everything's made to be broken</text:p>
      <text:p text:style-name="P8"><text:s text:c="7"/>Am <text:s text:c="9"/>G <text:s text:c="9"/>F</text:p>
      <text:p text:style-name="P8">I just want you to know who I am</text:p>
      <text:p text:style-name="P5"><text:soft-page-break/>[VERSE 3]</text:p>
      <text:p text:style-name="P8"><text:s text:c="8"/>C <text:s text:c="14"/>Dm <text:s text:c="14"/>F</text:p>
      <text:p text:style-name="P8">And you can't fight the tears that ain't coming</text:p>
      <text:p text:style-name="P8"><text:s text:c="7"/>Am <text:s text:c="7"/>G <text:s text:c="12"/>F</text:p>
      <text:p text:style-name="P8">Or the moment of truth in your lies</text:p>
      <text:p text:style-name="P8"><text:s text:c="5"/>C <text:s text:c="9"/>Dm <text:s text:c="12"/>F</text:p>
      <text:p text:style-name="P8">When everything feels like the movies</text:p>
      <text:p text:style-name="P8"><text:s text:c="10"/>Am <text:s text:c="11"/>G <text:s text:c="10"/>F</text:p>
      <text:p text:style-name="P8">Yeah, you bleed just to know you're alive</text:p>
      <text:p text:style-name="P4">[CHORUS]</text:p>
      <text:p text:style-name="P8"><text:s text:c="6"/>Am <text:s text:c="12"/>G <text:s text:c="7"/>F</text:p>
      <text:p text:style-name="P8">And I don't want the world to see me</text:p>
      <text:p text:style-name="P8"><text:s text:c="9"/>Am <text:s text:c="14"/>G <text:s text:c="5"/>F</text:p>
      <text:p text:style-name="P8">'Cause I don't think that they'd understand</text:p>
      <text:p text:style-name="P8"><text:s text:c="5"/>Am <text:s text:c="10"/>G <text:s text:c="9"/>F</text:p>
      <text:p text:style-name="P8">When everything's made to be broken</text:p>
      <text:p text:style-name="P8"><text:s text:c="7"/>Am <text:s text:c="9"/>G <text:s text:c="9"/>F</text:p>
      <text:p text:style-name="P8">I just want you to know who I am</text:p>
      <text:p text:style-name="P4">[CHORUS]</text:p>
      <text:p text:style-name="P8"><text:s text:c="6"/>Am <text:s text:c="12"/>G <text:s text:c="7"/>F</text:p>
      <text:p text:style-name="P8">And I don't want the world to see me</text:p>
      <text:p text:style-name="P8"><text:s text:c="9"/>Am <text:s text:c="14"/>G <text:s text:c="5"/>F</text:p>
      <text:p text:style-name="P8">'Cause I don't think that they'd understand</text:p>
      <text:p text:style-name="P8"><text:s text:c="5"/>Am <text:s text:c="10"/>G <text:s text:c="9"/>F</text:p>
      <text:p text:style-name="P8">When everything's made to be broken</text:p>
      <text:p text:style-name="P8"><text:s text:c="7"/>Am <text:s text:c="9"/>G <text:s text:c="9"/>F</text:p>
      <text:p text:style-name="P8">I just want you to know who I am</text:p>
      <text:p text:style-name="P8"><text:s text:c="7"/>Am <text:s text:c="9"/>G <text:s text:c="9"/>F</text:p>
      <text:p text:style-name="P8">I just want you to know who I am <text:s/></text:p>
      <text:p text:style-name="P8"><text:s text:c="7"/>Am <text:s text:c="9"/>G <text:s text:c="9"/>F</text:p>
      <text:p text:style-name="P8">I just want you to know who I am <text:s/></text:p>
      <text:p text:style-name="P8"><text:s text:c="7"/>Am <text:s text:c="9"/>G <text:s text:c="9"/>Am</text:p>
      <text:p text:style-name="P8">I just want you to know who I am <text:s/></text:p>
      <text:p text:style-name="P4">[OUTRO]</text:p>
      <text:p text:style-name="P8">Am <text:s/>Am <text:s/>F <text:s/>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6M55S</meta:editing-duration>
    <meta:editing-cycles>56</meta:editing-cycles>
    <meta:generator>LibreOffice/6.0.1.1$MacOSX_X86_64 LibreOffice_project/60bfb1526849283ce2491346ed2aa51c465abfe6</meta:generator>
    <dc:title>Lyrics + Chords</dc:title>
    <dc:date>2019-11-06T14:09:40.531849728</dc:date>
    <meta:print-date>2017-04-03T12:23:29.985893000</meta:print-date>
    <meta:document-statistic meta:table-count="0" meta:image-count="0" meta:object-count="0" meta:page-count="2" meta:paragraph-count="66" meta:word-count="317" meta:character-count="1960" meta:non-whitespace-character-count="99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